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377c" officeooo:paragraph-rsid="0006377c"/>
    </style:style>
    <style:style style:name="P2" style:family="paragraph" style:parent-style-name="Standard">
      <style:text-properties officeooo:rsid="0006f405" officeooo:paragraph-rsid="0006f405"/>
    </style:style>
    <style:style style:name="P3" style:family="paragraph" style:parent-style-name="Standard">
      <style:text-properties officeooo:rsid="000a1a9a" officeooo:paragraph-rsid="0006f405"/>
    </style:style>
    <style:style style:name="P4" style:family="paragraph" style:parent-style-name="Standard">
      <style:text-properties officeooo:rsid="000a1a9a" officeooo:paragraph-rsid="000a1a9a"/>
    </style:style>
    <style:style style:name="P5" style:family="paragraph" style:parent-style-name="Standard">
      <style:paragraph-properties fo:text-align="start" style:justify-single-word="false"/>
      <style:text-properties officeooo:rsid="000a1a9a" officeooo:paragraph-rsid="000a1a9a"/>
    </style:style>
    <style:style style:name="P6" style:family="paragraph" style:parent-style-name="Standard">
      <style:paragraph-properties fo:text-align="start" style:justify-single-word="false"/>
      <style:text-properties officeooo:rsid="000a1a9a" officeooo:paragraph-rsid="000a1a9a"/>
    </style:style>
    <style:style style:name="P7" style:family="paragraph" style:parent-style-name="Standard">
      <style:paragraph-properties fo:text-align="start" style:justify-single-word="false"/>
      <style:text-properties officeooo:rsid="000ac394" officeooo:paragraph-rsid="000ac394"/>
    </style:style>
    <style:style style:name="P8" style:family="paragraph" style:parent-style-name="Standard">
      <style:paragraph-properties fo:text-align="start" style:justify-single-word="false"/>
      <style:text-properties officeooo:rsid="000ae513" officeooo:paragraph-rsid="000ae513"/>
    </style:style>
    <style:style style:name="T1" style:family="text">
      <style:text-properties officeooo:rsid="0006f405"/>
    </style:style>
    <style:style style:name="T2" style:family="text">
      <style:text-properties officeooo:rsid="000ae5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ies</text:p>
      <text:p text:style-name="P1"/>
      <text:p text:style-name="P1">I sat down with my brother yesterday about an idea I have for a (very) small game. He has never used Python or OpenCV, but he is a math wiz and all-around fun coding partner. He was immediately on board and together we tackled the first part I had in mind! </text:p>
      <text:p text:style-name="P1"/>
      <text:p text:style-name="P1">This first part requires that small particles be randomly generated and proceed to fly within a webcam video stream. Ok, simple, we create a class called Fly that has a location and velocity. We had a small discussion about how to randomly generate the values so that a Fly enters from the border of the frame. I was going to use a gigantuan amount of randomly generated numbers just for the location, but Owen came up with a much better, clever method:</text:p>
      <text:p text:style-name="P1"/>
      <text:p text:style-name="P1">Randomly generate a number between 0 and the length of the frame perimeter:</text:p>
      <text:p text:style-name="P1">r = random.randint(0, 2*width + 2*height)</text:p>
      <text:p text:style-name="P1"/>
      <text:p text:style-name="P1">Where 'v' is a constant, set the coordinates and generate random velocities according to r such that the Fly must enter the frame:</text:p>
      <text:p text:style-name="P1"><text:tab/><text:tab/>if r &lt; width:</text:p>
      <text:p text:style-name="P1"><text:tab/><text:tab/><text:tab/>self.set_loc(r, 0)</text:p>
      <text:p text:style-name="P1"><text:tab/><text:tab/><text:tab/>self.set_vel(random.randint(-v, v), random.randint(1, v))</text:p>
      <text:p text:style-name="P1"><text:tab/><text:tab/>elif r &lt; (width+height):</text:p>
      <text:p text:style-name="P1"><text:tab/><text:tab/><text:tab/>self.set_loc(width, r-width)</text:p>
      <text:p text:style-name="P1"><text:tab/><text:tab/><text:tab/>self.set_vel(random.randint(-v, -1), random.randint(-v, v))</text:p>
      <text:p text:style-name="P1"><text:tab/><text:tab/>elif r &lt; (2*width+height):</text:p>
      <text:p text:style-name="P1"><text:tab/><text:tab/><text:tab/>self.set_loc(r-width-height, height)</text:p>
      <text:p text:style-name="P1"><text:tab/><text:tab/><text:tab/>self.set_vel(random.randint(-v, v), random.randint(-v, -1)) </text:p>
      <text:p text:style-name="P1"><text:tab/><text:tab/>else:</text:p>
      <text:p text:style-name="P1"><text:tab/><text:tab/><text:tab/>self.set_loc(0, r-height-2*width)</text:p>
      <text:p text:style-name="P1"><text:tab/><text:tab/><text:tab/>self.set_vel(random.randint(1, v),random.randint(-v, v)) </text:p>
      <text:p text:style-name="P1"/>
      <text:p text:style-name="P1">The 'set_loc' method is fairly straightforward as it only assigns coordinates. However, Owen pointed out that we want to normalize the velocity vectors so that the fly velocity is constant regardless of direction. You'd think he was the one who went to <text:span text:style-name="T1">u</text:span>niversity.</text:p>
      <text:p text:style-name="P1"/>
      <text:p text:style-name="P2">We normalize the 2D velocity vectors using a global method, passing in 'v' from above to the 'norm_val' parameter:</text:p>
      <text:p text:style-name="P2">def normalize(x, y, norm_val):</text:p>
      <text:p text:style-name="P2"><text:tab/>return norm_val*x/np.sqrt(math.pow(x,2)+math.pow(y,2)), <text:s/><text:tab/></text:p>
      <text:p text:style-name="P2"><text:tab/><text:tab/><text:tab/><text:tab/><text:tab/>norm_val*y/np.sqrt(math.pow(x,2)+math.pow(y,2))</text:p>
      <text:p text:style-name="P1"/>
      <text:p text:style-name="P2">Now we need an update function. To update a Fly's location, you can simply add it's velocity to it's current location. This is assuming the velocity unit is pixels per video frame (and because I'm making this up I say it is!) </text:p>
      <text:p text:style-name="P2"/>
      <text:p text:style-name="P2">Next we wanted to make a Fly rebound off the frame border- once generated, it cannot leave. We simply reverse the Fly velocity if it hits the frame:</text:p>
      <text:p text:style-name="P3"/>
      <text:p text:style-name="P4"><text:tab/><text:tab/><text:tab/>if (self.x + self.vx) &lt;=0 or (self.x + self.vx) &gt;=width:</text:p>
      <text:p text:style-name="P4"><text:tab/><text:tab/><text:tab/><text:tab/>self.vx = -self.vx</text:p>
      <text:p text:style-name="P4"><text:soft-page-break/><text:tab/><text:tab/><text:tab/>if (self.y + self.vy) &lt;=0 or (self.y + self.vy) &gt;=height:</text:p>
      <text:p text:style-name="P4"><text:tab/><text:tab/><text:tab/><text:tab/>self.vy = -self.vy</text:p>
      <text:p text:style-name="P4"/>
      <text:p text:style-name="P4">Flies don't fly in straight lines either. So I added a wiggle function that adds a random component to the velocity at each frame. </text:p>
      <text:p text:style-name="P4"/>
      <text:p text:style-name="P4">Part of the wiggle funtion:</text:p>
      <text:p text:style-name="P5">self.vx, self.vy = normalize(self.vx + 0.75*randx, self.vy + 0.75*randy, self.v)</text:p>
      <text:p text:style-name="P5"/>
      <text:p text:style-name="P5">Owen wanted to make the flies swarm towards the centre of the screen. He wrote me a method that, given a curvature value, will subtly force the flies inward:</text:p>
      <text:p text:style-name="P5"><text:tab/><text:tab/></text:p>
      <text:p text:style-name="P5"><text:tab/><text:tab/>c = 0.01</text:p>
      <text:p text:style-name="P5"/>
      <text:p text:style-name="P5"><text:tab/><text:tab/>self.vx += (width/2 - self.x)*c</text:p>
      <text:p text:style-name="P5"><text:tab/><text:tab/>self.vy += (height/2 - self.y)*c</text:p>
      <text:p text:style-name="P5"/>
      <text:p text:style-name="P5"><text:tab/><text:tab/>self.vx, self.vy = normalize(self.vx, self.vy, self.v)</text:p>
      <text:p text:style-name="P5"/>
      <text:p text:style-name="P7">For fun I changed the screen centroid to the centroid of the first face identified by face detection I detailed in an earlier post. It slows down the process a bit, and to fix that <text:span text:style-name="T2">I had to resize the frame to a tenth of the original size before performing face detection. This means a face has to be adequately large compared to the frame size.</text:span></text:p>
      <text:p text:style-name="P5"/>
      <text:p text:style-name="P5">On every frame, we draw the fly at the updated location. A first attempt at generating a new random colour for each fly gave me technicoloured flies, and I liked it, so now we have disco flies.</text:p>
      <text:p text:style-name="P5"/>
      <text:p text:style-name="P8">As you can see, face detection works! &lt;vid&gt;</text:p>
      <text:p text:style-name="P5"/>
      <text:p text:style-name="P5">Combined with the clap detection mentioned in my previous post, we can now catch flies! If a fly is within the clap area of occurence, the flies are deleted and the counter increases. Now, my favourite part is that when I left Owen on his own while I went for a nap, he did this: when a fly is caught, it turns black and does a little jump, then falls to the bottom of the frame. </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 </meta:initial-creator>
    <meta:creation-date>2014-05-04T09:15:35.792501729</meta:creation-date>
    <dc:date>2014-05-06T16:23:02.026805728</dc:date>
    <dc:creator>sara </dc:creator>
    <meta:editing-duration>PT47M45S</meta:editing-duration>
    <meta:editing-cycles>5</meta:editing-cycles>
    <meta:generator>LibreOffice/4.1.2.3$Linux_X86_64 LibreOffice_project/410m0$Build-3</meta:generator>
    <meta:document-statistic meta:table-count="0" meta:image-count="0" meta:object-count="0" meta:page-count="2" meta:paragraph-count="42" meta:word-count="651" meta:character-count="3956" meta:non-whitespace-character-count="3275"/>
  </office:meta>
</office:document-meta>
</file>